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4pt" style:font-size-asian="4pt" style:font-size-complex="4pt"/>
    </style:style>
    <style:style style:name="P2" style:family="paragraph" style:parent-style-name="Preformatted_20_Text">
      <style:paragraph-properties fo:margin-top="0in" fo:margin-bottom="0.1965in" style:contextual-spacing="false"/>
      <style:text-properties fo:font-size="4pt" style:font-size-asian="4pt" style:font-size-complex="4pt"/>
    </style:style>
    <style:style style:name="P3" style:family="paragraph" style:parent-style-name="Standard">
      <style:text-properties style:font-name="Nova Square" fo:font-size="16pt" officeooo:rsid="002bd544" officeooo:paragraph-rsid="002bd544" style:font-size-asian="14pt" style:font-size-complex="16pt"/>
    </style:style>
    <style:style style:name="P4" style:family="paragraph" style:parent-style-name="Standard">
      <style:text-properties style:font-name="Nova Square" fo:font-size="16pt" officeooo:rsid="002e93b5" officeooo:paragraph-rsid="002e93b5" style:font-size-asian="14pt" style:font-size-complex="16pt"/>
    </style:style>
    <style:style style:name="P5" style:family="paragraph" style:parent-style-name="Standard">
      <style:text-properties style:font-name="Nova Square" fo:font-size="16pt" officeooo:rsid="002e93b5" officeooo:paragraph-rsid="00301a6a" style:font-size-asian="14pt" style:font-size-complex="16pt"/>
    </style:style>
    <style:style style:name="P6" style:family="paragraph" style:parent-style-name="Standard">
      <style:text-properties style:font-name="Nova Square" fo:font-size="16pt" officeooo:rsid="00354491" officeooo:paragraph-rsid="00354491" style:font-size-asian="14pt" style:font-size-complex="16pt"/>
    </style:style>
    <style:style style:name="P7" style:family="paragraph" style:parent-style-name="Standard">
      <style:text-properties fo:color="#ff860d" loext:opacity="100%" style:font-name="Nova Square" fo:font-size="16pt" officeooo:rsid="002bd544" officeooo:paragraph-rsid="002bd544" fo:background-color="transparent" style:font-size-asian="14pt" style:font-size-complex="16pt"/>
    </style:style>
    <style:style style:name="P8" style:family="paragraph" style:parent-style-name="Standard">
      <style:text-properties fo:color="#ff860d" loext:opacity="100%" style:font-name="Nova Square" fo:font-size="16pt" officeooo:rsid="002ccdb3" officeooo:paragraph-rsid="002ccdb3" fo:background-color="transparent" style:font-size-asian="14pt" style:font-size-complex="16pt"/>
    </style:style>
    <style:style style:name="P9" style:family="paragraph" style:parent-style-name="Standard">
      <style:text-properties fo:color="#000000" loext:opacity="100%" style:font-name="Nova Square" fo:font-size="16pt" officeooo:rsid="003b641a" officeooo:paragraph-rsid="003b641a" fo:background-color="transparent" style:font-size-asian="14pt" style:font-size-complex="16pt"/>
    </style:style>
    <style:style style:name="P10" style:family="paragraph" style:parent-style-name="Standard">
      <style:text-properties fo:color="#000000" loext:opacity="100%" style:font-name="Nova Square" fo:font-size="16pt" officeooo:rsid="003ae645" officeooo:paragraph-rsid="003ae645" style:font-size-asian="14pt" style:font-size-complex="16pt"/>
    </style:style>
    <style:style style:name="P11" style:family="paragraph" style:parent-style-name="Standard">
      <style:text-properties fo:color="#000000" loext:opacity="100%" style:font-name="Nova Square" fo:font-size="16pt" officeooo:rsid="00381ad4" officeooo:paragraph-rsid="00381ad4" style:font-size-asian="14pt" style:font-size-complex="16pt"/>
    </style:style>
    <style:style style:name="P12" style:family="paragraph" style:parent-style-name="Standard">
      <style:text-properties fo:color="#000000" loext:opacity="100%" style:font-name="Nova Square" fo:font-size="16pt" officeooo:rsid="0033188b" officeooo:paragraph-rsid="00381ad4" style:font-size-asian="14pt" style:font-size-complex="16pt"/>
    </style:style>
    <style:style style:name="P13" style:family="paragraph" style:parent-style-name="Standard">
      <style:text-properties fo:color="#000000" loext:opacity="100%" style:font-name="Nova Square" fo:font-size="16pt" officeooo:rsid="00354491" officeooo:paragraph-rsid="00301a6a" style:font-size-asian="14pt" style:font-size-complex="16pt"/>
    </style:style>
    <style:style style:name="P14" style:family="paragraph" style:parent-style-name="Standard">
      <style:text-properties fo:color="#000000" loext:opacity="100%" style:font-name="Nova Square" fo:font-size="16pt" officeooo:rsid="00381ad4" officeooo:paragraph-rsid="00381ad4" style:font-size-asian="14pt" style:font-size-complex="16pt"/>
    </style:style>
    <style:style style:name="P15" style:family="paragraph" style:parent-style-name="Standard">
      <style:text-properties style:font-name="Nova Square" fo:font-size="16pt" officeooo:rsid="003923dd" officeooo:paragraph-rsid="003923dd" style:font-size-asian="14pt" style:font-size-complex="16pt"/>
    </style:style>
    <style:style style:name="P16" style:family="paragraph" style:parent-style-name="Standard">
      <style:text-properties style:font-name="Nova Square" fo:font-size="16pt" officeooo:rsid="00430cfa" officeooo:paragraph-rsid="00430cfa" style:font-size-asian="14pt" style:font-size-complex="16pt"/>
    </style:style>
    <style:style style:name="P17" style:family="paragraph" style:parent-style-name="Standard">
      <style:text-properties style:font-name="Nova Square" fo:font-size="16pt" officeooo:rsid="003ae645" officeooo:paragraph-rsid="003f8115" style:font-size-asian="14pt" style:font-size-complex="16pt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officeooo:rsid="002eaed4"/>
    </style:style>
    <style:style style:name="T3" style:family="text">
      <style:text-properties fo:color="#81d41a" loext:opacity="100%" officeooo:rsid="00354491"/>
    </style:style>
    <style:style style:name="T4" style:family="text">
      <style:text-properties fo:color="#81d41a" loext:opacity="100%" officeooo:rsid="00381ad4"/>
    </style:style>
    <style:style style:name="T5" style:family="text">
      <style:text-properties fo:color="#ff860d" loext:opacity="100%"/>
    </style:style>
    <style:style style:name="T6" style:family="text">
      <style:text-properties fo:color="#2a6099" loext:opacity="100%"/>
    </style:style>
    <style:style style:name="T7" style:family="text">
      <style:text-properties fo:color="#55215b" loext:opacity="100%"/>
    </style:style>
    <style:style style:name="T8" style:family="text">
      <style:text-properties fo:color="#55215b" loext:opacity="100%" officeooo:rsid="00301a6a"/>
    </style:style>
    <style:style style:name="T9" style:family="text">
      <style:text-properties fo:color="#55215b" loext:opacity="100%" officeooo:rsid="0033188b"/>
    </style:style>
    <style:style style:name="T10" style:family="text">
      <style:text-properties officeooo:rsid="002eaed4"/>
    </style:style>
    <style:style style:name="T11" style:family="text">
      <style:text-properties officeooo:rsid="00330aa0"/>
    </style:style>
    <style:style style:name="T12" style:family="text">
      <style:text-properties officeooo:rsid="0033188b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33188b"/>
    </style:style>
    <style:style style:name="T15" style:family="text">
      <style:text-properties fo:color="#000000" loext:opacity="100%" officeooo:rsid="00354491"/>
    </style:style>
    <style:style style:name="T16" style:family="text">
      <style:text-properties fo:color="#000000" loext:opacity="100%" officeooo:rsid="00360bfe"/>
    </style:style>
    <style:style style:name="T17" style:family="text">
      <style:text-properties fo:color="#000000" loext:opacity="100%" officeooo:rsid="00373f35"/>
    </style:style>
    <style:style style:name="T18" style:family="text">
      <style:text-properties fo:color="#000000" loext:opacity="100%" officeooo:rsid="00381ad4"/>
    </style:style>
    <style:style style:name="T19" style:family="text">
      <style:text-properties fo:color="#000000" loext:opacity="100%" officeooo:rsid="003f8115"/>
    </style:style>
    <style:style style:name="T20" style:family="text">
      <style:text-properties officeooo:rsid="003b90d3"/>
    </style:style>
    <style:style style:name="T21" style:family="text">
      <style:text-properties officeooo:rsid="003db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aag_output_text"/># <text:s text:c="234"/></text:p>
      <text:p text:style-name="P1"># <text:s text:c="234"/></text:p>
      <text:p text:style-name="P1"># <text:s/>LLLLLLLLLLL <text:s text:c="12"/>IIIIIIIIIINNNNNNNN <text:s text:c="7"/>NNNNNNNNEEEEEEEEEEEEEEEEEEEEEE <text:s text:c="14"/>JJJJJJJJJJJUUUUUUUU <text:s text:c="4"/>UUUUUUUUMMMMMMMM <text:s text:c="14"/>MMMMMMMMPPPPPPPPPPPPPPPPP <text:s text:c="2"/>IIIIIIIIIINNNNNNNN <text:s text:c="7"/>NNNNNNNN <text:s text:c="7"/>GGGGGGGGGGGGG</text:p>
      <text:p text:style-name="P1"># <text:s/>L:::::::::L <text:s text:c="12"/>I::::::::IN:::::::N <text:s text:c="6"/>N::::::NE::::::::::::::::::::E <text:s text:c="14"/>J:::::::::JU::::::U <text:s text:c="4"/>U::::::UM:::::::M <text:s text:c="12"/>M:::::::MP::::::::::::::::P <text:s/>I::::::::IN:::::::N <text:s text:c="6"/>N::::::N <text:s text:c="4"/>GGG::::::::::::G</text:p>
      <text:p text:style-name="P1"># <text:s/>L:::::::::L <text:s text:c="12"/>I::::::::IN::::::::N <text:s text:c="5"/>N::::::NE::::::::::::::::::::E <text:s text:c="14"/>J:::::::::JU::::::U <text:s text:c="4"/>U::::::UM::::::::M <text:s text:c="10"/>M::::::::MP::::::PPPPPP:::::P I::::::::IN::::::::N <text:s text:c="5"/>N::::::N <text:s text:c="2"/>GG:::::::::::::::G</text:p>
      <text:p text:style-name="P1"># <text:s/>LL:::::::LL <text:s text:c="12"/>II::::::IIN:::::::::N <text:s text:c="4"/>N::::::NEE::::::EEEEEEEEE::::E <text:s text:c="14"/>JJ:::::::JJUU:::::U <text:s text:c="4"/>U:::::UUM:::::::::M <text:s text:c="8"/>M:::::::::MPP:::::P <text:s text:c="4"/>P:::::PII::::::IIN:::::::::N <text:s text:c="4"/>N::::::N <text:s/>G:::::GGGGGGGG::::G</text:p>
      <text:p text:style-name="P1"># <text:s text:c="3"/>L:::::L <text:s text:c="16"/>I::::I <text:s/>N::::::::::N <text:s text:c="3"/>N::::::N <text:s/>E:::::E <text:s text:c="6"/>EEEEEE <text:s text:c="16"/>J:::::J <text:s text:c="2"/>U:::::U <text:s text:c="4"/>U:::::U M::::::::::M <text:s text:c="6"/>M::::::::::M <text:s/>P::::P <text:s text:c="4"/>P:::::P <text:s/>I::::I <text:s/>N::::::::::N <text:s text:c="3"/>N::::::N G:::::G <text:s text:c="6"/>GGGGGG</text:p>
      <text:p text:style-name="P1"># <text:s text:c="3"/>L:::::L <text:s text:c="16"/>I::::I <text:s/>N:::::::::::N <text:s text:c="2"/>N::::::N <text:s/>E:::::E <text:s text:c="29"/>J:::::J <text:s text:c="2"/>U:::::D <text:s text:c="4"/>D:::::U M:::::::::::M <text:s text:c="4"/>M:::::::::::M <text:s/>P::::P <text:s text:c="4"/>P:::::P <text:s/>I::::I <text:s/>N:::::::::::N <text:s text:c="2"/>N::::::NG:::::G <text:s text:c="13"/></text:p>
      <text:p text:style-name="P1"># <text:s text:c="3"/>L:::::L <text:s text:c="16"/>I::::I <text:s/>N:::::::N::::N <text:s/>N::::::N <text:s/>E::::::EEEEEEEEEE <text:s text:c="19"/>J:::::J <text:s text:c="2"/>U:::::D <text:s text:c="4"/>D:::::U M:::::::M::::M <text:s text:c="2"/>M::::M:::::::M <text:s/>P::::PPPPPP:::::P <text:s text:c="2"/>I::::I <text:s/>N:::::::N::::N <text:s/>N::::::NG:::::G <text:s text:c="13"/></text:p>
      <text:p text:style-name="P1"># <text:s text:c="3"/>L:::::L <text:s text:c="16"/>I::::I <text:s/>N::::::N N::::N N::::::N <text:s/>E:::::::::::::::E <text:s text:c="19"/>J:::::j <text:s text:c="2"/>U:::::D <text:s text:c="4"/>D:::::U M::::::M M::::M M::::M M::::::M <text:s/>P:::::::::::::PP <text:s text:c="3"/>I::::I <text:s/>N::::::N N::::N N::::::NG:::::G <text:s text:c="3"/>GGGGGGGGGG</text:p>
      <text:p text:style-name="P1"># <text:s text:c="3"/>L:::::L <text:s text:c="16"/>I::::I <text:s/>N::::::N <text:s/>N::::N:::::::N <text:s/>E:::::::::::::::E <text:s text:c="19"/>J:::::J <text:s text:c="2"/>U:::::D <text:s text:c="4"/>D:::::U M::::::M <text:s/>M::::M::::M <text:s/>M::::::M <text:s/>P::::PPPPPPPPP <text:s text:c="5"/>I::::I <text:s/>N::::::N <text:s/>N::::N:::::::NG:::::G <text:s text:c="3"/>G::::::::G</text:p>
      <text:p text:style-name="P1"># <text:s text:c="3"/>L:::::L <text:s text:c="16"/>I::::I <text:s/>N::::::N <text:s text:c="2"/>N:::::::::::N <text:s/>E::::::EEEEEEEEEE <text:s text:c="7"/>JJJJJJJ <text:s text:c="4"/>J:::::J <text:s text:c="2"/>U:::::D <text:s text:c="4"/>D:::::U M::::::M <text:s text:c="2"/>M:::::::M <text:s text:c="2"/>M::::::M <text:s/>P::::P <text:s text:c="13"/>I::::I <text:s/>N::::::N <text:s text:c="2"/>N:::::::::::NG:::::G <text:s text:c="3"/>GGGGG::::G</text:p>
      <text:p text:style-name="P1"># <text:s text:c="3"/>L:::::L <text:s text:c="16"/>I::::I <text:s/>N::::::N <text:s text:c="3"/>N::::::::::N <text:s/>E:::::E <text:s text:c="17"/>J:::::J <text:s text:c="4"/>J:::::J <text:s text:c="2"/>U:::::D <text:s text:c="4"/>D:::::U M::::::M <text:s text:c="3"/>M:::::M <text:s text:c="3"/>M::::::M <text:s/>P::::P <text:s text:c="13"/>I::::I <text:s/>N::::::N <text:s text:c="3"/>N::::::::::NG:::::G <text:s text:c="7"/>G::::G</text:p>
      <text:p text:style-name="P1"># <text:s text:c="3"/>L:::::L <text:s text:c="8"/>LLLLLL <text:s/>I::::I <text:s/>N::::::N <text:s text:c="4"/>N:::::::::N <text:s/>E:::::E <text:s text:c="6"/>EEEEEE <text:s text:c="4"/>J::::::J <text:s text:c="2"/>J::::::J <text:s text:c="2"/>U::::::U <text:s text:c="2"/>U::::::U M::::::M <text:s text:c="4"/>MMMMM <text:s text:c="4"/>M::::::M <text:s/>P::::P <text:s text:c="13"/>I::::I <text:s/>N::::::N <text:s text:c="4"/>N:::::::::N G:::::G <text:s text:c="6"/>G::::G</text:p>
      <text:p text:style-name="P1"># <text:s/>LL:::::::LLLLLLLLL:::::LII::::::IIN::::::N <text:s text:c="5"/>N::::::::NEE::::::EEEEEEEE:::::E <text:s text:c="4"/>J:::::::JJJ:::::::J <text:s text:c="2"/>U:::::::UUU:::::::U M::::::M <text:s text:c="14"/>M::::::MPP::::::PP <text:s text:c="9"/>II::::::IIN::::::N <text:s text:c="5"/>N::::::::N <text:s/>G:::::GGGGGGGG::::G</text:p>
      <text:p text:style-name="P1"># <text:s/>L::::::::::::::::::::::LI::::::::IN::::::N <text:s text:c="6"/>N:::::::NE::::::::::::::::::::E <text:s text:c="5"/>JJ:::::::::::::JJ <text:s text:c="4"/>UU:::::::::::::UU <text:s/>M::::::M <text:s text:c="14"/>M::::::MP::::::::P <text:s text:c="9"/>I::::::::IN::::::N <text:s text:c="6"/>N:::::::N <text:s text:c="2"/>GG:::::::::::::::G</text:p>
      <text:p text:style-name="P1"># <text:s/>L::::::::::::::::::::::LI::::::::IN::::::N <text:s text:c="7"/>N::::::NE::::::::::::::::::::E <text:s text:c="7"/>JJ:::::::::JJ <text:s text:c="8"/>UU:::::::::UU <text:s text:c="3"/>M::::::M <text:s text:c="14"/>M::::::MP::::::::P <text:s text:c="9"/>I::::::::IN::::::N <text:s text:c="7"/>N::::::N <text:s text:c="4"/>GGG::::::GGG:::G</text:p>
      <text:p text:style-name="P1"># <text:s/>LLLLLLLLLLLLLLLLLLLLLLLLIIIIIIIIIINNNNNNNN <text:s text:c="8"/>NNNNNNNEEEEEEEEEEEEEEEEEEEEEE <text:s text:c="9"/>JJJJJJJJJ <text:s text:c="12"/>UUUUUUUUU <text:s text:c="5"/>MMMMMMMM <text:s text:c="14"/>MMMMMMMMPPPPPPPPPP <text:s text:c="9"/>IIIIIIIIIINNNNNNNN <text:s text:c="8"/>NNNNNNN <text:s text:c="7"/>GGGGGG <text:s text:c="2"/>GGGG</text:p>
      <text:p text:style-name="P1"># <text:s text:c="234"/></text:p>
      <text:p text:style-name="P1"># <text:s text:c="234"/></text:p>
      <text:p text:style-name="P1"># <text:s text:c="234"/></text:p>
      <text:p text:style-name="P1"># <text:s text:c="234"/></text:p>
      <text:p text:style-name="P1"># <text:s text:c="234"/></text:p>
      <text:p text:style-name="P1"># <text:s text:c="234"/></text:p>
      <text:p text:style-name="P2"># <text:s text:c="182"/></text:p>
      <text:p text:style-name="P9">from direct.showbase.ShowBase import ShowBase</text:p>
      <text:p text:style-name="P9">from panda3d.core import *</text:p>
      <text:p text:style-name="P8">import re</text:p>
      <text:p text:style-name="P7">import io</text:p>
      <text:p text:style-name="P3">def inputfile(<text:span text:style-name="T20">task</text:span>):</text:p>
      <text:p text:style-name="P3"><text:s text:c="4"/><text:span text:style-name="T1">textfile</text:span>=open(“LineJump.py”)</text:p>
      <text:p text:style-name="P3"><text:s text:c="4"/><text:span text:style-name="T6">fileread</text:span>=textfile.read()</text:p>
      <text:p text:style-name="P3"><text:s text:c="4"/><text:span text:style-name="T7">textiofile</text:span>=<text:span text:style-name="T5">io</text:span>.StringIO(<text:span text:style-name="T6">fileread</text:span>)</text:p>
      <text:p text:style-name="P4"><text:s text:c="4"/>searchtext(<text:span text:style-name="T4">textfile</text:span><text:span text:style-name="T18">,</text:span><text:span text:style-name="T7">textiofile</text:span>)</text:p>
      <text:p text:style-name="P4"><text:s text:c="4"/><text:span text:style-name="T21">return task.done</text:span></text:p>
      <text:p text:style-name="P4"/>
      <text:p text:style-name="P4"/>
      <text:p text:style-name="P4">def searchtext(<text:span text:style-name="T2">openfile</text:span><text:span text:style-name="T10">,</text:span><text:span text:style-name="T8">contentsearch</text:span>):</text:p>
      <text:p text:style-name="P5"><text:s text:c="4"/><text:span text:style-name="T11">searchindex=input(“Line Number #: ”)</text:span></text:p>
      <text:p text:style-name="P5"><text:s text:c="4"/>refind=<text:span text:style-name="T5">re</text:span>.search(<text:span text:style-name="T12">searchindex,</text:span><text:span text:style-name="T9">contentsearch</text:span><text:span text:style-name="T14">.</text:span><text:span text:style-name="T18">getvalue()</text:span><text:span text:style-name="T14">)</text:span></text:p>
      <text:p text:style-name="P5"><text:span text:style-name="T14"><text:s text:c="4"/></text:span><text:span text:style-name="T15">textfound=refind.start()</text:span></text:p>
      <text:p text:style-name="P5"><text:span text:style-name="T15"><text:s text:c="4"/></text:span><text:span text:style-name="T3">openfile</text:span><text:span text:style-name="T15">.seek(textfound)</text:span></text:p>
      <text:p text:style-name="P6"><text:span text:style-name="T13"><text:s text:c="4"/>text=</text:span><text:span text:style-name="T1">openfile</text:span><text:span text:style-name="T13">.read()</text:span></text:p>
      <text:p text:style-name="P6"><text:span text:style-name="T13"><text:s text:c="4"/></text:span><text:span text:style-name="T16">exec(text,</text:span><text:span text:style-name="T17">globals</text:span><text:span text:style-name="T18">()</text:span><text:span text:style-name="T16">)</text:span></text:p>
      <text:p text:style-name="P13"><text:s text:c="4"/></text:p>
      <text:p text:style-name="P10">#2</text:p>
      <text:p text:style-name="P17"><text:span text:style-name="T13">print(“Before beginning the program”)</text:span><text:span text:style-name="T14"> <text:s/></text:span></text:p>
      <text:p text:style-name="P11">startprogram=ShowBase()</text:p>
      <text:p text:style-name="P11">taskMgr.add(inputfile,”Line Jumping Beginning”)</text:p>
      <text:p text:style-name="P15"><text:span text:style-name="T18">s</text:span><text:span text:style-name="T13">tartprogram.run()</text:span></text:p>
      <text:p text:style-name="P16"><text:span text:style-name="T13">#3</text:span></text:p>
      <text:p text:style-name="P16"><text:span text:style-name="T13">print(“After starting the program”)</text:span></text:p>
      <text:p text:style-name="P12"><text:s text:c="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32:14.265000000</meta:creation-date>
    <dc:date>2021-03-13T13:43:52.932000000</dc:date>
    <meta:editing-duration>PT2H35M57S</meta:editing-duration>
    <meta:editing-cycles>3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280" meta:character-count="6523" meta:non-whitespace-character-count="3164"/>
  </office:meta>
</office:document-meta>
</file>